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aff2" officeooo:paragraph-rsid="001daff2" style:font-weight-asian="bold" style:font-weight-complex="bold"/>
    </style:style>
    <style:style style:name="P2" style:family="paragraph" style:parent-style-name="Standard">
      <style:text-properties fo:font-weight="bold" officeooo:rsid="001daff2" officeooo:paragraph-rsid="006450c5" style:font-weight-asian="bold" style:font-weight-complex="bold"/>
    </style:style>
    <style:style style:name="P3" style:family="paragraph" style:parent-style-name="Standard">
      <style:text-properties fo:font-weight="bold" officeooo:rsid="0063831f" officeooo:paragraph-rsid="006450c5" style:font-weight-asian="bold" style:font-weight-complex="bold"/>
    </style:style>
    <style:style style:name="P4" style:family="paragraph" style:parent-style-name="Standard">
      <style:text-properties fo:font-weight="normal" officeooo:rsid="001daff2" officeooo:paragraph-rsid="001daff2" style:font-weight-asian="normal" style:font-weight-complex="normal"/>
    </style:style>
    <style:style style:name="P5" style:family="paragraph" style:parent-style-name="Standard">
      <style:text-properties fo:font-weight="normal" officeooo:rsid="001daff2" officeooo:paragraph-rsid="006450c5" style:font-weight-asian="normal" style:font-weight-complex="normal"/>
    </style:style>
    <style:style style:name="P6" style:family="paragraph" style:parent-style-name="Standard">
      <style:text-properties fo:font-weight="normal" officeooo:rsid="001e49ef" officeooo:paragraph-rsid="001e49ef" style:font-weight-asian="normal" style:font-weight-complex="normal"/>
    </style:style>
    <style:style style:name="P7" style:family="paragraph" style:parent-style-name="Standard">
      <style:text-properties fo:font-weight="normal" officeooo:rsid="005e5231" officeooo:paragraph-rsid="006450c5" style:font-weight-asian="normal" style:font-weight-complex="normal"/>
    </style:style>
    <style:style style:name="P8" style:family="paragraph" style:parent-style-name="Standard">
      <style:text-properties fo:font-weight="normal" officeooo:rsid="00620d37" officeooo:paragraph-rsid="006450c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63831f" officeooo:paragraph-rsid="0063831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5pt" fo:font-weight="bold" officeooo:rsid="001daff2" officeooo:paragraph-rsid="001daff2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daff2" officeooo:paragraph-rsid="006450c5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356e5a" officeooo:paragraph-rsid="006450c5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654ff0" officeooo:paragraph-rsid="00654ff0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7fcc03" officeooo:paragraph-rsid="007fcc03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style:font-name="DejaVu Sans Mono" fo:font-size="9.5pt" fo:font-weight="bold" officeooo:rsid="001daff2" officeooo:paragraph-rsid="00654ff0" style:font-size-asian="9.5pt" style:font-weight-asian="bold" style:font-size-complex="9.5pt" style:font-weight-complex="bold"/>
    </style:style>
    <style:style style:name="P16" style:family="paragraph" style:parent-style-name="Standard">
      <style:text-properties style:font-name="DejaVu Sans Mono" fo:font-size="9pt" fo:font-weight="normal" officeooo:rsid="006bec06" officeooo:paragraph-rsid="0065f882" style:font-size-asian="7.84999990463257pt" style:font-weight-asian="normal" style:font-size-complex="9pt" style:font-weight-complex="normal"/>
    </style:style>
    <style:style style:name="P17" style:family="paragraph" style:parent-style-name="Standard">
      <style:text-properties style:font-name="DejaVu Sans Mono" fo:font-size="9pt" fo:font-weight="normal" officeooo:rsid="006bec06" officeooo:paragraph-rsid="006bec06" style:font-size-asian="7.84999990463257pt" style:font-weight-asian="normal" style:font-size-complex="9pt" style:font-weight-complex="normal"/>
    </style:style>
    <style:style style:name="P18" style:family="paragraph" style:parent-style-name="Standard">
      <style:text-properties style:font-name="DejaVu Sans Mono" fo:font-size="9pt" fo:font-weight="normal" officeooo:rsid="006bec06" officeooo:paragraph-rsid="0071cdc2" style:font-size-asian="7.84999990463257pt" style:font-weight-asian="normal" style:font-size-complex="9pt" style:font-weight-complex="normal"/>
    </style:style>
    <style:style style:name="P19" style:family="paragraph" style:parent-style-name="Standard">
      <style:text-properties style:font-name="DejaVu Sans Mono" fo:font-size="9pt" fo:font-weight="normal" officeooo:rsid="006bec06" officeooo:paragraph-rsid="00759112" style:font-size-asian="7.84999990463257pt" style:font-weight-asian="normal" style:font-size-complex="9pt" style:font-weight-complex="normal"/>
    </style:style>
    <style:style style:name="P20" style:family="paragraph" style:parent-style-name="Standard">
      <style:text-properties style:font-name="DejaVu Sans Mono" fo:font-size="9pt" fo:font-weight="normal" officeooo:rsid="00778059" officeooo:paragraph-rsid="00778059" style:font-size-asian="7.84999990463257pt" style:font-weight-asian="normal" style:font-size-complex="9pt" style:font-weight-complex="normal"/>
    </style:style>
    <style:style style:name="P21" style:family="paragraph" style:parent-style-name="Standard">
      <style:text-properties style:font-name="DejaVu Sans Mono" fo:font-size="9pt" fo:font-weight="normal" officeooo:rsid="004a19c0" officeooo:paragraph-rsid="004a19c0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DejaVu Sans Mono" fo:font-size="9pt" fo:font-weight="normal" officeooo:rsid="0040faa9" officeooo:paragraph-rsid="0040faa9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DejaVu Sans Mono" fo:font-size="9pt" fo:font-weight="normal" officeooo:rsid="001daff2" officeooo:paragraph-rsid="001daff2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DejaVu Sans Mono" fo:font-size="9pt" fo:font-weight="normal" officeooo:rsid="001daff2" officeooo:paragraph-rsid="0086dae9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DejaVu Sans Mono" fo:font-size="9pt" fo:font-weight="normal" officeooo:rsid="0044e0b5" officeooo:paragraph-rsid="0086dae9" style:font-size-asian="9pt" style:font-weight-asian="normal" style:font-size-complex="9pt" style:font-weight-complex="normal"/>
    </style:style>
    <style:style style:name="P26" style:family="paragraph" style:parent-style-name="Standard">
      <style:text-properties style:font-name="DejaVu Sans Mono" fo:font-size="9pt" fo:font-weight="normal" officeooo:rsid="00479a39" officeooo:paragraph-rsid="001daff2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DejaVu Sans Mono" fo:font-size="9pt" fo:font-weight="normal" officeooo:rsid="00479a39" officeooo:paragraph-rsid="008bb9ce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DejaVu Sans Mono" fo:font-size="9pt" fo:font-weight="normal" officeooo:rsid="0036447f" officeooo:paragraph-rsid="006450c5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DejaVu Sans Mono" fo:font-size="9pt" fo:font-weight="normal" officeooo:rsid="003b2df1" officeooo:paragraph-rsid="006450c5" style:font-size-asian="9pt" style:font-weight-asian="normal" style:font-size-complex="9pt" style:font-weight-complex="normal"/>
    </style:style>
    <style:style style:name="P30" style:family="paragraph" style:parent-style-name="Standard">
      <style:text-properties style:font-name="DejaVu Sans Mono" fo:font-size="9pt" fo:font-weight="normal" officeooo:rsid="003cecb0" officeooo:paragraph-rsid="006450c5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DejaVu Sans Mono" fo:font-size="9pt" fo:font-weight="normal" officeooo:rsid="003cecb0" officeooo:paragraph-rsid="003cecb0" style:font-size-asian="9pt" style:font-weight-asian="normal" style:font-size-complex="9pt" style:font-weight-complex="normal"/>
    </style:style>
    <style:style style:name="P32" style:family="paragraph" style:parent-style-name="Standard">
      <style:text-properties style:font-name="DejaVu Sans Mono" fo:font-size="9pt" fo:font-weight="normal" officeooo:rsid="00458244" officeooo:paragraph-rsid="0086e268" style:font-size-asian="9pt" style:font-weight-asian="normal" style:font-size-complex="9pt" style:font-weight-complex="normal"/>
    </style:style>
    <style:style style:name="P33" style:family="paragraph" style:parent-style-name="Standard">
      <style:text-properties style:font-name="DejaVu Sans Mono" fo:font-size="9pt" fo:font-weight="normal" officeooo:rsid="00458244" officeooo:paragraph-rsid="006450c5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DejaVu Sans Mono" fo:font-size="9pt" fo:font-weight="normal" officeooo:rsid="0086e268" officeooo:paragraph-rsid="0086e268" style:font-size-asian="9pt" style:font-weight-asian="normal" style:font-size-complex="9pt" style:font-weight-complex="normal"/>
    </style:style>
    <style:style style:name="P35" style:family="paragraph" style:parent-style-name="Standard">
      <style:text-properties style:font-name="DejaVu Sans Mono" fo:font-size="9pt" fo:font-weight="normal" officeooo:rsid="0086e268" officeooo:paragraph-rsid="008bb9ce" style:font-size-asian="9pt" style:font-weight-asian="normal" style:font-size-complex="9pt" style:font-weight-complex="normal"/>
    </style:style>
    <style:style style:name="P36" style:family="paragraph" style:parent-style-name="Standard">
      <style:text-properties style:font-name="DejaVu Sans Mono" fo:font-size="9pt" fo:font-weight="normal" officeooo:rsid="008d6294" officeooo:paragraph-rsid="008d6294" style:font-size-asian="9pt" style:font-weight-asian="normal" style:font-size-complex="9pt" style:font-weight-complex="normal"/>
    </style:style>
    <style:style style:name="P37" style:family="paragraph" style:parent-style-name="Standard">
      <style:text-properties style:font-name="DejaVu Sans Mono" fo:font-size="9pt" fo:font-weight="normal" officeooo:rsid="0045721b" officeooo:paragraph-rsid="006ab63b" style:font-size-asian="9pt" style:font-weight-asian="normal" style:font-size-complex="9pt" style:font-weight-complex="normal"/>
    </style:style>
    <style:style style:name="P38" style:family="paragraph" style:parent-style-name="Standard">
      <style:text-properties style:font-name="DejaVu Sans Mono" fo:font-size="9pt" fo:font-weight="normal" officeooo:rsid="00464c72" officeooo:paragraph-rsid="006ab63b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DejaVu Sans Mono" fo:font-size="9pt" fo:font-weight="normal" officeooo:rsid="005c7dc2" officeooo:paragraph-rsid="006450c5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DejaVu Sans Mono" fo:font-size="9pt" fo:font-weight="normal" officeooo:rsid="005e79ea" officeooo:paragraph-rsid="006450c5" style:font-size-asian="9pt" style:font-weight-asian="normal" style:font-size-complex="9pt" style:font-weight-complex="normal"/>
    </style:style>
    <style:style style:name="P41" style:family="paragraph" style:parent-style-name="Standard">
      <style:text-properties style:font-name="DejaVu Sans Mono" fo:font-size="9pt" fo:font-weight="normal" officeooo:rsid="001f2d26" officeooo:paragraph-rsid="001f2d26" style:font-size-asian="9pt" style:font-weight-asian="normal" style:font-size-complex="9pt" style:font-weight-complex="normal"/>
    </style:style>
    <style:style style:name="P42" style:family="paragraph" style:parent-style-name="Standard">
      <style:text-properties style:font-name="DejaVu Sans Mono" fo:font-size="9pt" fo:font-weight="normal" officeooo:rsid="002b477f" officeooo:paragraph-rsid="002b477f" style:font-size-asian="9pt" style:font-weight-asian="normal" style:font-size-complex="9pt" style:font-weight-complex="normal"/>
    </style:style>
    <style:style style:name="P43" style:family="paragraph" style:parent-style-name="Standard">
      <style:text-properties style:font-name="DejaVu Sans Mono" fo:font-size="9pt" fo:font-weight="normal" officeooo:rsid="001e98f4" officeooo:paragraph-rsid="001e98f4" style:font-size-asian="9pt" style:font-weight-asian="normal" style:font-size-complex="9pt" style:font-weight-complex="normal"/>
    </style:style>
    <style:style style:name="P44" style:family="paragraph" style:parent-style-name="Standard">
      <style:text-properties style:font-name="DejaVu Sans Mono" fo:font-size="9pt" fo:font-weight="normal" officeooo:rsid="001e49ef" officeooo:paragraph-rsid="001e98f4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DejaVu Sans Mono" fo:font-size="9pt" fo:font-weight="normal" officeooo:rsid="001e49ef" officeooo:paragraph-rsid="001e49ef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DejaVu Sans Mono" fo:font-size="9pt" fo:font-weight="normal" officeooo:rsid="0021c6e9" officeooo:paragraph-rsid="001e49ef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DejaVu Sans Mono" fo:font-size="9pt" fo:font-weight="normal" officeooo:rsid="0021c6e9" officeooo:paragraph-rsid="004df13b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DejaVu Sans Mono" fo:font-size="9pt" fo:font-weight="normal" officeooo:rsid="0021c6e9" officeooo:paragraph-rsid="0021c6e9" style:font-size-asian="9pt" style:font-weight-asian="normal" style:font-size-complex="9pt" style:font-weight-complex="normal"/>
    </style:style>
    <style:style style:name="P49" style:family="paragraph" style:parent-style-name="Standard">
      <style:text-properties style:font-name="DejaVu Sans Mono" fo:font-size="9pt" fo:font-weight="normal" officeooo:rsid="0021c6e9" officeooo:paragraph-rsid="00258e30" style:font-size-asian="9pt" style:font-weight-asian="normal" style:font-size-complex="9pt" style:font-weight-complex="normal"/>
    </style:style>
    <style:style style:name="P50" style:family="paragraph" style:parent-style-name="Standard">
      <style:text-properties style:font-name="DejaVu Sans Mono" fo:font-size="9pt" fo:font-weight="normal" officeooo:rsid="0030127a" officeooo:paragraph-rsid="0030127a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DejaVu Sans Mono" fo:font-size="9pt" fo:font-weight="normal" officeooo:rsid="002d5ca2" officeooo:paragraph-rsid="002d5ca2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DejaVu Sans Mono" fo:font-size="9pt" fo:font-weight="normal" officeooo:rsid="0024cf3a" officeooo:paragraph-rsid="0024cf3a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DejaVu Sans Mono" fo:font-size="9pt" fo:font-weight="normal" officeooo:rsid="00283fc9" officeooo:paragraph-rsid="00283fc9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DejaVu Sans Mono" fo:font-size="9pt" fo:font-weight="normal" officeooo:rsid="005184c7" officeooo:paragraph-rsid="005184c7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DejaVu Sans Mono" fo:font-size="9pt" style:text-underline-style="none" fo:font-weight="bold" officeooo:rsid="008bb9ce" officeooo:paragraph-rsid="008bb9ce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DejaVu Sans Mono" fo:font-size="9pt" fo:font-weight="bold" officeooo:rsid="008bb9ce" officeooo:paragraph-rsid="008bb9ce" style:font-size-asian="9pt" style:font-weight-asian="bold" style:font-size-complex="9pt" style:font-weight-complex="bold"/>
    </style:style>
    <style:style style:name="P57" style:family="paragraph" style:parent-style-name="Standard">
      <style:text-properties style:font-name="DejaVu Sans Mono" fo:font-size="9pt" fo:font-weight="bold" officeooo:rsid="0040effb" officeooo:paragraph-rsid="006450c5" style:font-size-asian="9pt" style:font-weight-asian="bold" style:font-size-complex="9pt" style:font-weight-complex="bold"/>
    </style:style>
    <style:style style:name="P58" style:family="paragraph" style:parent-style-name="Standard">
      <style:text-properties style:font-name="DejaVu Sans Mono" fo:font-size="9pt" fo:font-weight="bold" officeooo:rsid="0041c8df" officeooo:paragraph-rsid="006450c5" style:font-size-asian="9pt" style:font-weight-asian="bold" style:font-size-complex="9pt" style:font-weight-complex="bold"/>
    </style:style>
    <style:style style:name="P59" style:family="paragraph" style:parent-style-name="Standard">
      <style:text-properties fo:font-size="12pt" fo:font-weight="normal" officeooo:rsid="006450c5" officeooo:paragraph-rsid="005184c7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bold" officeooo:rsid="0063831f" officeooo:paragraph-rsid="006450c5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7fcc03" officeooo:paragraph-rsid="007fcc03" style:font-size-asian="10.5pt" style:font-weight-asian="bold" style:font-size-complex="12pt" style:font-weight-complex="bold"/>
    </style:style>
    <style:style style:name="P62" style:family="paragraph" style:parent-style-name="Standard">
      <style:text-properties fo:font-size="12pt" fo:font-weight="bold" officeooo:rsid="0084582b" officeooo:paragraph-rsid="0084582b" style:font-size-asian="10.5pt" style:font-weight-asian="bold" style:font-size-complex="12pt" style:font-weight-complex="bold"/>
    </style:style>
    <style:style style:name="P63" style:family="paragraph" style:parent-style-name="Standard">
      <style:text-properties style:font-name="Liberation Serif" fo:font-size="13pt" fo:font-weight="normal" officeooo:rsid="0065f882" officeooo:paragraph-rsid="0065f882" style:font-size-asian="13pt" style:font-weight-asian="normal" style:font-size-complex="13pt" style:font-weight-complex="normal"/>
    </style:style>
    <style:style style:name="P64" style:family="paragraph" style:parent-style-name="Standard">
      <style:text-properties style:font-name="Liberation Serif" fo:font-size="13pt" fo:font-weight="normal" officeooo:rsid="007e1f64" officeooo:paragraph-rsid="007e1f64" style:font-size-asian="13pt" style:font-weight-asian="normal" style:font-size-complex="13pt" style:font-weight-complex="normal"/>
    </style:style>
    <style:style style:name="P65" style:family="paragraph" style:parent-style-name="Standard" style:list-style-name="L1">
      <style:text-properties fo:font-weight="normal" officeooo:rsid="005e5231" officeooo:paragraph-rsid="006450c5" style:font-weight-asian="normal" style:font-weight-complex="normal"/>
    </style:style>
    <style:style style:name="P66" style:family="paragraph" style:parent-style-name="Standard" style:list-style-name="L1">
      <style:text-properties fo:font-weight="normal" officeooo:rsid="00601cf7" officeooo:paragraph-rsid="006450c5" style:font-weight-asian="normal" style:font-weight-complex="normal"/>
    </style:style>
    <style:style style:name="P67" style:family="paragraph" style:parent-style-name="Standard" style:list-style-name="L1">
      <style:text-properties fo:font-weight="normal" officeooo:rsid="005c7dc2" officeooo:paragraph-rsid="006450c5" style:font-weight-asian="normal" style:font-weight-complex="normal"/>
    </style:style>
    <style:style style:name="P68" style:family="paragraph" style:parent-style-name="Standard" style:list-style-name="L1">
      <style:text-properties fo:font-weight="normal" officeooo:rsid="005e79ea" officeooo:paragraph-rsid="006450c5" style:font-weight-asian="normal" style:font-weight-complex="normal"/>
    </style:style>
    <style:style style:name="P69" style:family="paragraph" style:parent-style-name="Standard" style:list-style-name="L1">
      <style:text-properties fo:font-weight="bold" officeooo:rsid="005e5231" officeooo:paragraph-rsid="006450c5" style:font-weight-asian="bold" style:font-weight-complex="bold"/>
    </style:style>
    <style:style style:name="P70" style:family="paragraph" style:parent-style-name="Standard" style:list-style-name="L1">
      <style:text-properties fo:font-weight="bold" officeooo:rsid="00620d37" officeooo:paragraph-rsid="006450c5" style:font-weight-asian="bold" style:font-weight-complex="bold"/>
    </style:style>
    <style:style style:name="P71" style:family="paragraph" style:parent-style-name="Standard">
      <style:text-properties fo:font-size="12pt" fo:font-weight="normal" officeooo:rsid="006450c5" officeooo:paragraph-rsid="006450c5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7fcc03" officeooo:paragraph-rsid="007fcc03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DejaVu Sans Mono" fo:font-size="9pt" fo:font-weight="normal" officeooo:rsid="00458244" officeooo:paragraph-rsid="0086dae9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DejaVu Sans Mono" fo:font-size="9pt" fo:font-weight="normal" officeooo:rsid="003e6365" officeooo:paragraph-rsid="0086e268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DejaVu Sans Mono" fo:font-size="9pt" fo:font-weight="normal" officeooo:rsid="006df91f" officeooo:paragraph-rsid="00759112" style:font-size-asian="7.84999990463257pt" style:font-weight-asian="normal" style:font-size-complex="9pt" style:font-weight-complex="normal"/>
    </style:style>
    <style:style style:name="P76" style:family="paragraph" style:parent-style-name="Standard">
      <style:text-properties style:font-name="DejaVu Sans Mono" fo:font-size="9pt" fo:font-weight="normal" officeooo:rsid="007a21bd" officeooo:paragraph-rsid="007a21bd" style:font-size-asian="7.84999990463257pt" style:font-weight-asian="normal" style:font-size-complex="9pt" style:font-weight-complex="normal"/>
    </style:style>
    <style:style style:name="P77" style:family="paragraph" style:parent-style-name="Standard">
      <style:text-properties style:font-name="DejaVu Sans Mono" fo:font-size="15pt" fo:font-weight="normal" officeooo:rsid="007a21bd" officeooo:paragraph-rsid="007a21bd" style:font-size-asian="13.1000003814697pt" style:font-weight-asian="normal" style:font-size-complex="15pt" style:font-weight-complex="normal"/>
    </style:style>
    <style:style style:name="P78" style:family="paragraph" style:parent-style-name="Standard">
      <style:text-properties style:font-name="Liberation Serif" fo:font-size="15pt" fo:font-weight="bold" officeooo:rsid="008ff34a" officeooo:paragraph-rsid="008ff34a" style:font-size-asian="13.1000003814697pt" style:font-weight-asian="bold" style:font-size-complex="15pt" style:font-weight-complex="bold"/>
    </style:style>
    <style:style style:name="P79" style:family="paragraph" style:parent-style-name="Standard">
      <style:text-properties style:font-name="Liberation Serif" fo:font-size="12pt" fo:font-weight="normal" officeooo:rsid="008ff34a" officeooo:paragraph-rsid="008ff34a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87bf9" style:font-weight-asian="normal" style:font-weight-complex="normal"/>
    </style:style>
    <style:style style:name="T3" style:family="text">
      <style:text-properties fo:font-weight="normal" officeooo:rsid="005c7dc2" style:font-weight-asian="normal" style:font-weight-complex="normal"/>
    </style:style>
    <style:style style:name="T4" style:family="text">
      <style:text-properties fo:font-weight="normal" officeooo:rsid="006450c5" style:font-weight-asian="normal" style:font-weight-complex="normal"/>
    </style:style>
    <style:style style:name="T5" style:family="text">
      <style:text-properties fo:font-weight="normal" officeooo:rsid="008019e9" style:font-weight-asian="normal" style:font-weight-complex="normal"/>
    </style:style>
    <style:style style:name="T6" style:family="text">
      <style:text-properties fo:font-weight="normal" officeooo:rsid="0080a444" style:font-weight-asian="normal" style:font-weight-complex="normal"/>
    </style:style>
    <style:style style:name="T7" style:family="text">
      <style:text-properties fo:font-weight="normal" officeooo:rsid="0084582b" style:font-weight-asian="normal" style:font-weight-complex="normal"/>
    </style:style>
    <style:style style:name="T8" style:family="text">
      <style:text-properties officeooo:rsid="001e49ef"/>
    </style:style>
    <style:style style:name="T9" style:family="text">
      <style:text-properties officeooo:rsid="001e98f4"/>
    </style:style>
    <style:style style:name="T10" style:family="text">
      <style:text-properties officeooo:rsid="0024cf3a"/>
    </style:style>
    <style:style style:name="T11" style:family="text">
      <style:text-properties officeooo:rsid="00258e30"/>
    </style:style>
    <style:style style:name="T12" style:family="text">
      <style:text-properties officeooo:rsid="00296125"/>
    </style:style>
    <style:style style:name="T13" style:family="text">
      <style:text-properties officeooo:rsid="0029b207"/>
    </style:style>
    <style:style style:name="T14" style:family="text">
      <style:text-properties officeooo:rsid="0036447f"/>
    </style:style>
    <style:style style:name="T15" style:family="text">
      <style:text-properties officeooo:rsid="0037e91a"/>
    </style:style>
    <style:style style:name="T16" style:family="text">
      <style:text-properties officeooo:rsid="003bd97e"/>
    </style:style>
    <style:style style:name="T17" style:family="text">
      <style:text-properties officeooo:rsid="0044e0b5"/>
    </style:style>
    <style:style style:name="T18" style:family="text">
      <style:text-properties officeooo:rsid="0044e36c"/>
    </style:style>
    <style:style style:name="T19" style:family="text">
      <style:text-properties officeooo:rsid="0045e056"/>
    </style:style>
    <style:style style:name="T20" style:family="text">
      <style:text-properties officeooo:rsid="004a5e52"/>
    </style:style>
    <style:style style:name="T21" style:family="text">
      <style:text-properties officeooo:rsid="004a9303"/>
    </style:style>
    <style:style style:name="T22" style:family="text">
      <style:text-properties officeooo:rsid="004c8f30"/>
    </style:style>
    <style:style style:name="T23" style:family="text">
      <style:text-properties officeooo:rsid="004df13b"/>
    </style:style>
    <style:style style:name="T24" style:family="text">
      <style:text-properties officeooo:rsid="004e7c63"/>
    </style:style>
    <style:style style:name="T25" style:family="text">
      <style:text-properties officeooo:rsid="0050017e"/>
    </style:style>
    <style:style style:name="T26" style:family="text">
      <style:text-properties officeooo:rsid="0054d967"/>
    </style:style>
    <style:style style:name="T27" style:family="text">
      <style:text-properties officeooo:rsid="00562a95"/>
    </style:style>
    <style:style style:name="T28" style:family="text">
      <style:text-properties officeooo:rsid="0056dde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620d37"/>
    </style:style>
    <style:style style:name="T31" style:family="text">
      <style:text-properties officeooo:rsid="006450c5"/>
    </style:style>
    <style:style style:name="T32" style:family="text">
      <style:text-properties officeooo:rsid="006df91f"/>
    </style:style>
    <style:style style:name="T33" style:family="text">
      <style:text-properties officeooo:rsid="0071cdc2"/>
    </style:style>
    <style:style style:name="T34" style:family="text">
      <style:text-properties officeooo:rsid="00759112"/>
    </style:style>
    <style:style style:name="T35" style:family="text">
      <style:text-properties officeooo:rsid="00778059"/>
    </style:style>
    <style:style style:name="T36" style:family="text">
      <style:text-properties officeooo:rsid="0077ea8d"/>
    </style:style>
    <style:style style:name="T37" style:family="text">
      <style:text-properties officeooo:rsid="00796fa9"/>
    </style:style>
    <style:style style:name="T38" style:family="text">
      <style:text-properties officeooo:rsid="007a21bd"/>
    </style:style>
    <style:style style:name="T39" style:family="text">
      <style:text-properties officeooo:rsid="007b6a4c"/>
    </style:style>
    <style:style style:name="T40" style:family="text">
      <style:text-properties officeooo:rsid="0086dae9"/>
    </style:style>
    <style:style style:name="T41" style:family="text">
      <style:text-properties officeooo:rsid="003e6365"/>
    </style:style>
    <style:style style:name="T42" style:family="text">
      <style:text-properties officeooo:rsid="008a758b"/>
    </style:style>
    <style:style style:name="T43" style:family="text">
      <style:text-properties officeooo:rsid="008bb9ce"/>
    </style:style>
    <style:style style:name="T44" style:family="text">
      <style:text-properties officeooo:rsid="009085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e “Alan TurNing” <text:span text:style-name="T30">Programming </text:span>Language</text:p>
      <text:p text:style-name="P10"/>
      <text:p text:style-name="P12">Description</text:p>
      <text:p text:style-name="P5"/>
      <text:p text:style-name="P2"><text:span text:style-name="T1">Alan TurNing is an imperative programming language </text:span><text:span text:style-name="T2">with a twist.</text:span></text:p>
      <text:p text:style-name="P7">Major features:</text:p>
      <text:list xml:id="list1608007893" text:style-name="L1">
        <text:list-item>
          <text:p text:style-name="P65">static typing with boolean and integer</text:p>
        </text:list-item>
        <text:list-item>
          <text:p text:style-name="P65">static binding with variable shadowing</text:p>
        </text:list-item>
        <text:list-item>
          <text:p text:style-name="P66">expression printing</text:p>
        </text:list-item>
        <text:list-item>
          <text:p text:style-name="P65">declaration and statement blocks</text:p>
        </text:list-item>
        <text:list-item>
          <text:p text:style-name="P67">nested, recursive functions</text:p>
        </text:list-item>
        <text:list-item>
          <text:p text:style-name="P69"><text:span text:style-name="T3">p</text:span><text:span text:style-name="T1">assing function arguments by reference or by value on caller’s decision</text:span></text:p>
        </text:list-item>
        <text:list-item>
          <text:p text:style-name="P68">C-like statement expressions (eg. +=, ++, =)</text:p>
        </text:list-item>
        <text:list-item>
          <text:p text:style-name="P70">changing direction of code execution</text:p>
        </text:list-item>
      </text:list>
      <text:p text:style-name="P8"/>
      <text:p text:style-name="P8">The last feature is what differentiates TurNing from other programming languages.</text:p>
      <text:p text:style-name="P3"><text:span text:style-name="T1">It allows programmer to decide whether </text:span><text:span text:style-name="T7">their</text:span><text:span text:style-name="T1"> code should be executed left-to-right (or top‑down </text:span><text:span text:style-name="T4">if </text:span><text:span text:style-name="T1">you will).</text:span></text:p>
      <text:p text:style-name="P60"><text:span text:style-name="T1">The “turn” statement changes current direction, while left and right mark the statements as executable only in the specified path. </text:span><text:span text:style-name="T4">Even if we had not have recursive functions built in, we could still easily mimic a while loop, making our language Turing (and TurNing) complete.</text:span></text:p>
      <text:p text:style-name="P71"/>
      <text:p text:style-name="P14">Notes</text:p>
      <text:p text:style-name="P72"/>
      <text:p text:style-name="P61"><text:span text:style-name="T1">The language is going to have pretty complex continuational semantic</text:span><text:span text:style-name="T5">s</text:span><text:span text:style-name="T1">. </text:span><text:span text:style-name="T5">Despite my best efforts it may cause problems I am not fully aware of at the moment. I might change some details in intended behaviour </text:span><text:span text:style-name="T6">during the course of the project.</text:span></text:p>
      <text:p text:style-name="P62"><text:span text:style-name="T6">P</text:span><text:span text:style-name="T1">esimistically I would like to have an option to switch to more standard language if I get overwhelmed by TurNing.</text:span></text:p>
      <text:p text:style-name="P11"/>
      <text:p text:style-name="P10">Syntax</text:p>
      <text:p text:style-name="P1"/>
      <text:p text:style-name="P4">Below is the syntax of <text:span text:style-name="T40">the </text:span>TurNing language written in LBNF formalism used in BNF Converter.</text:p>
      <text:p text:style-name="P6">It might contain mistakes and <text:span text:style-name="T40">still </text:span>not be suitable for BNFC, as we are not familiar with type checking and syntax determini<text:span text:style-name="T28">s</text:span>ation <text:span text:style-name="T27">yet</text:span>.</text:p>
      <text:p text:style-name="P4"/>
      <text:p text:style-name="P21"><text:span text:style-name="T20">c</text:span>omment “<text:span text:style-name="T20">#” ;</text:span></text:p>
      <text:p text:style-name="P22">comment “//” ;</text:p>
      <text:p text:style-name="P22">comment “/*” “*/” ;</text:p>
      <text:p text:style-name="P23"/>
      <text:p text:style-name="P24">Prog. Prog ::= <text:span text:style-name="T17">[</text:span>Stmt<text:span text:style-name="T17">]</text:span> ;</text:p>
      <text:p text:style-name="P73"/>
      <text:p text:style-name="P25"><text:span text:style-name="T32">terminator</text:span> <text:span text:style-name="T43">nonempty </text:span>Stmt “;” ;</text:p>
      <text:p text:style-name="P26"/>
      <text:p text:style-name="P55">Declarations</text:p>
      <text:p text:style-name="P23"/>
      <text:p text:style-name="P28">D<text:span text:style-name="T15">Def. <text:s/>Decl <text:s/>::= Type Ident ;</text:span></text:p>
      <text:p text:style-name="P29">DVal. <text:s/>Decl <text:s/>::= Type Ident “=” Exp ;</text:p>
      <text:p text:style-name="P29">DFunc. Decl <text:s/>::= <text:span text:style-name="T36">Type </text:span>Ident “(“ [Param] “)” “<text:span text:style-name="T16">{“ [Decl] [Stmt] “}” ;</text:span></text:p>
      <text:p text:style-name="P30">Param. Param ::= Type Ident ;</text:p>
      <text:p text:style-name="P30"/>
      <text:p text:style-name="P30">separator <text:s/>Param “,” ;</text:p>
      <text:p text:style-name="P32">terminator Decl “;” ;</text:p>
      <text:p text:style-name="P34"/>
      <text:p text:style-name="P56"/>
      <text:p text:style-name="P56"><text:soft-page-break/>Types</text:p>
      <text:p text:style-name="P27"/>
      <text:p text:style-name="P27">TInt. <text:s/>Type ::= “int” ;</text:p>
      <text:p text:style-name="P27">TBool. Type ::= “bool” ;</text:p>
      <text:p text:style-name="P27"/>
      <text:p text:style-name="P56">Statements</text:p>
      <text:p text:style-name="P27"/>
      <text:p text:style-name="P36">SSkip. <text:s/>Stmt ::= “skip” ;</text:p>
      <text:p text:style-name="P35">SIf. <text:s text:c="3"/>Stmt<text:span text:style-name="T41"> ::= “if” “(“ Exp “)” “{“ [Stmt] “}” ;</text:span></text:p>
      <text:p text:style-name="P74">SIfte. <text:s/>Stmt ::= “if” “(“ Exp “)” “{“ [Stmt] “}” “else” “{“ [Stmt] “}” ;</text:p>
      <text:p text:style-name="P57">SLeft. <text:s/>Stmt ::= “left” <text:span text:style-name="T18">Stmt </text:span>;</text:p>
      <text:p text:style-name="P58">SRight. Stmt ::= “<text:span text:style-name="T18">right” Stmt ;</text:span></text:p>
      <text:p text:style-name="P37"><text:span text:style-name="T29">STurn. <text:s/>Stmt ::= “turn” </text:span>;</text:p>
      <text:p text:style-name="P38">SExp. <text:s text:c="2"/>Stmt ::= Exp ;</text:p>
      <text:p text:style-name="P39">SRet. <text:s text:c="2"/>Stmt ::= “return” Exp ;</text:p>
      <text:p text:style-name="P40">SPrint. Stmt ::= “print” Exp ;</text:p>
      <text:p text:style-name="P33">SBlock. Stmt ::= “{“ [Decl] [<text:span text:style-name="T19">Stmt] “}”</text:span></text:p>
      <text:p text:style-name="P33">_. <text:s text:c="5"/><text:span text:style-name="T26">Stmt ::= “(“ [Stmt] “)”</text:span></text:p>
      <text:p text:style-name="P41"/>
      <text:p text:style-name="P56">Expressions</text:p>
      <text:p text:style-name="P41"/>
      <text:p text:style-name="P41">EAss. <text:s text:c="3"/>Exp ::= Ident “=” Exp ;</text:p>
      <text:p text:style-name="P41">EAddAss. Exp ::= Ident “+=” Exp ;</text:p>
      <text:p text:style-name="P41">ESubAss. Exp ::= Ident “-=” Exp ;</text:p>
      <text:p text:style-name="P41">EMulAss. Exp ::= Ident “*=” Exp ;</text:p>
      <text:p text:style-name="P41">EDivAss. Exp ::= Ident “/=” Exp ;</text:p>
      <text:p text:style-name="P41">EModAss. Exp ::= Ident “%=” Exp ;</text:p>
      <text:p text:style-name="P41"/>
      <text:p text:style-name="P42">EIfte. Exp ::= Exp<text:span text:style-name="T21">1</text:span> “?” Exp “:” Exp ;</text:p>
      <text:p text:style-name="P43"/>
      <text:p text:style-name="P43">EOr. <text:s/><text:span text:style-name="T8">Exp1 ::= Exp1 “</text:span>||<text:span text:style-name="T8">” Exp2 ;</text:span></text:p>
      <text:p text:style-name="P44"/>
      <text:p text:style-name="P44"><text:span text:style-name="T9">EAnd.</text:span> <text:span text:style-name="T9">Exp2 </text:span>::= Exp<text:span text:style-name="T22">2</text:span> “<text:span text:style-name="T9">&amp;&amp;</text:span>” Exp<text:span text:style-name="T22">3</text:span> ;</text:p>
      <text:p text:style-name="P44"/>
      <text:p text:style-name="P45">EEq. <text:s/>Exp<text:span text:style-name="T22">3</text:span> ::= Exp<text:span text:style-name="T22">3</text:span> “==” Exp<text:span text:style-name="T22">4</text:span> ;</text:p>
      <text:p text:style-name="P45">ENEq. Exp<text:span text:style-name="T22">3</text:span> ::= Exp<text:span text:style-name="T22">3</text:span> “!=” Exp<text:span text:style-name="T22">4</text:span> ;</text:p>
      <text:p text:style-name="P46"/>
      <text:p text:style-name="P45">ELT. <text:s/>Exp<text:span text:style-name="T22">4</text:span> ::= Exp<text:span text:style-name="T23">4</text:span> “&lt;” Exp<text:span text:style-name="T23">5</text:span> ;</text:p>
      <text:p text:style-name="P45">ELEq. Exp<text:span text:style-name="T23">4</text:span> ::= Exp<text:span text:style-name="T23">4</text:span> “&lt;=” Exp<text:span text:style-name="T23">5</text:span> ;</text:p>
      <text:p text:style-name="P45">EGT. <text:s/>Exp<text:span text:style-name="T23">4</text:span> ::= Exp<text:span text:style-name="T23">4</text:span> “&gt;” Exp<text:span text:style-name="T23">5</text:span> ;</text:p>
      <text:p text:style-name="P45">EGEq. Exp<text:span text:style-name="T23">4</text:span> ::= Exp<text:span text:style-name="T23">4</text:span> “&gt;=” Exp<text:span text:style-name="T23">5</text:span> ;</text:p>
      <text:p text:style-name="P45"/>
      <text:p text:style-name="P43">EAdd. Exp<text:span text:style-name="T24">5</text:span> ::= Exp<text:span text:style-name="T24">5</text:span> “+” Exp<text:span text:style-name="T24">6</text:span> ;</text:p>
      <text:p text:style-name="P43">ESub. Exp<text:span text:style-name="T24">5</text:span> ::= Exp<text:span text:style-name="T24">5</text:span> “-” Exp<text:span text:style-name="T24">6</text:span> ;</text:p>
      <text:p text:style-name="P43"/>
      <text:p text:style-name="P43">EMul. Exp<text:span text:style-name="T24">6</text:span> ::= Exp<text:span text:style-name="T24">6</text:span> “*” Exp<text:span text:style-name="T24">7</text:span> ;</text:p>
      <text:p text:style-name="P43">EDiv. Exp<text:span text:style-name="T24">6</text:span> ::= Exp<text:span text:style-name="T24">6</text:span> “/” Exp<text:span text:style-name="T24">7</text:span> ;</text:p>
      <text:p text:style-name="P43">EMod. Exp<text:span text:style-name="T24">6</text:span> ::= Exp<text:span text:style-name="T24">6</text:span> “%” Exp<text:span text:style-name="T24">7</text:span> ;</text:p>
      <text:p text:style-name="P45"/>
      <text:p text:style-name="P47">E<text:span text:style-name="T22">Not</text:span>. Exp<text:span text:style-name="T25">7</text:span> ::= “!” Exp<text:span text:style-name="T25">8</text:span> ;</text:p>
      <text:p text:style-name="P50">ENeg. Exp<text:span text:style-name="T25">7</text:span> ::= “-” Exp<text:span text:style-name="T25">8</text:span> ;</text:p>
      <text:p text:style-name="P45"/>
      <text:p text:style-name="P51">EFunc. Exp<text:span text:style-name="T25">8</text:span> ::= Ident “(“ [<text:span text:style-name="T14">Arg</text:span>] “)” ;</text:p>
      <text:p text:style-name="P51"><text:span text:style-name="T14">A</text:span>Val. <text:s/><text:span text:style-name="T14">Arg</text:span> <text:s/>::= Ident ;</text:p>
      <text:p text:style-name="P51"><text:span text:style-name="T14">A</text:span>Ref. <text:s/><text:span text:style-name="T14">Arg <text:s/></text:span>::= “ref” Ident ;</text:p>
      <text:p text:style-name="P31"/>
      <text:p text:style-name="P31">separator Arg “,” ;</text:p>
      <text:p text:style-name="P51"/>
      <text:p text:style-name="P48">EInt. <text:s text:c="2"/>Exp<text:span text:style-name="T25">8</text:span> ::= Integer ;</text:p>
      <text:p text:style-name="P48">E<text:span text:style-name="T12">True</text:span>. <text:s/>Exp<text:span text:style-name="T25">8</text:span> ::= “<text:span text:style-name="T10">true” ;</text:span></text:p>
      <text:p text:style-name="P52">E<text:span text:style-name="T12">False</text:span>. Exp<text:span text:style-name="T25">8</text:span> ::= “false” ;</text:p>
      <text:p text:style-name="P48"/>
      <text:p text:style-name="P48">E<text:span text:style-name="T10">P</text:span>reInc. <text:s/><text:span text:style-name="T10">Exp8 ::= “++” Ident ;</text:span></text:p>
      <text:p text:style-name="P49">E<text:span text:style-name="T10">Post</text:span>Inc. <text:span text:style-name="T10">Exp8 ::= Ident “++” ;</text:span></text:p>
      <text:p text:style-name="P49">E<text:span text:style-name="T10">P</text:span>re<text:span text:style-name="T11">Dec</text:span>. <text:s/><text:span text:style-name="T10">Exp8 ::= “--” Ident ;</text:span></text:p>
      <text:p text:style-name="P49">E<text:span text:style-name="T10">PostDec</text:span>. <text:span text:style-name="T10">Exp8 ::= Ident “--” ;</text:span></text:p>
      <text:p text:style-name="P53">EVar. <text:s text:c="4"/><text:span text:style-name="T13">Exp8 ::= </text:span>Ident ;</text:p>
      <text:p text:style-name="P54"/>
      <text:p text:style-name="P54">coercions Expr 8 ;</text:p>
      <text:p text:style-name="P59"><text:soft-page-break/></text:p>
      <text:p text:style-name="P13"/>
      <text:p text:style-name="P13"/>
      <text:p text:style-name="P13"><text:span text:style-name="T31">E</text:span>xamples</text:p>
      <text:p text:style-name="P15"/>
      <text:p text:style-name="P15"/>
      <text:p text:style-name="P63">Euclides’ algorithm:</text:p>
      <text:p text:style-name="P16"/>
      <text:p text:style-name="P17">{</text:p>
      <text:p text:style-name="P17"><text:tab/>int x = 42;</text:p>
      <text:p text:style-name="P17"><text:tab/>int y = 12;</text:p>
      <text:p text:style-name="P17"><text:tab/><text:span text:style-name="T36">int </text:span>gcd (int a, int b) {</text:p>
      <text:p text:style-name="P17"><text:tab/><text:tab/>int c;</text:p>
      <text:p text:style-name="P17"><text:tab/><text:tab/>left <text:span text:style-name="T34">turn</text:span>;</text:p>
      <text:p text:style-name="P17"><text:tab/><text:tab/>if (<text:span text:style-name="T32">b != 0</text:span>) <text:span text:style-name="T32">{</text:span></text:p>
      <text:p text:style-name="P19"><text:tab/><text:tab/><text:tab/><text:span text:style-name="T32">right (</text:span></text:p>
      <text:p text:style-name="P75"><text:tab/><text:tab/><text:tab/><text:tab/>c = a % b;</text:p>
      <text:p text:style-name="P19"><text:tab/><text:tab/><text:tab/><text:tab/><text:span text:style-name="T34">a = b;</text:span></text:p>
      <text:p text:style-name="P19"><text:tab/><text:tab/><text:tab/><text:tab/><text:span text:style-name="T34">b = c;</text:span></text:p>
      <text:p text:style-name="P75"><text:tab/><text:tab/><text:tab/>);</text:p>
      <text:p text:style-name="P17"><text:tab/><text:tab/><text:tab/><text:span text:style-name="T32">turn;</text:span></text:p>
      <text:p text:style-name="P18"><text:tab/><text:tab/><text:span text:style-name="T33">};</text:span></text:p>
      <text:p text:style-name="P18"><text:tab/><text:tab/><text:span text:style-name="T35">return a;</text:span></text:p>
      <text:p text:style-name="P17"><text:tab/>};</text:p>
      <text:p text:style-name="P17"><text:tab/>print (gcd (x, y));</text:p>
      <text:p text:style-name="P17">};</text:p>
      <text:p text:style-name="P17"/>
      <text:p text:style-name="P17"/>
      <text:p text:style-name="P64">Overcomplicated recursive factorial:</text:p>
      <text:p text:style-name="P20"/>
      <text:p text:style-name="P20">{</text:p>
      <text:p text:style-name="P20"><text:tab/><text:span text:style-name="T36">int n = 42;</text:span></text:p>
      <text:p text:style-name="P20"><text:tab/><text:span text:style-name="T37">bool runF</text:span>act (int n) {</text:p>
      <text:p text:style-name="P20"><text:tab/><text:tab/><text:span text:style-name="T38">int fact (int n) {</text:span></text:p>
      <text:p text:style-name="P20"><text:tab/><text:tab/><text:tab/><text:span text:style-name="T38">int prev;</text:span></text:p>
      <text:p text:style-name="P20"><text:tab/><text:tab/><text:tab/><text:span text:style-name="T38">if (n == 0) {</text:span></text:p>
      <text:p text:style-name="P20"><text:tab/><text:tab/><text:tab/><text:tab/><text:span text:style-name="T38">return 1;</text:span></text:p>
      <text:p text:style-name="P20"><text:tab/><text:tab/><text:tab/><text:span text:style-name="T38">} else {</text:span></text:p>
      <text:p text:style-name="P20"><text:tab/><text:tab/><text:tab/><text:tab/><text:span text:style-name="T39">prev = fact (n – 1);</text:span></text:p>
      <text:p text:style-name="P20"><text:tab/><text:tab/><text:tab/><text:tab/><text:span text:style-name="T39">return prev *= n;</text:span></text:p>
      <text:p text:style-name="P20"><text:tab/><text:tab/><text:tab/><text:span text:style-name="T39">};</text:span></text:p>
      <text:p text:style-name="P20"><text:tab/><text:tab/><text:span text:style-name="T38">};</text:span></text:p>
      <text:p text:style-name="P20"><text:tab/><text:tab/><text:span text:style-name="T38">if (n &gt;= 0) {</text:span></text:p>
      <text:p text:style-name="P20"><text:tab/><text:tab/><text:tab/><text:span text:style-name="T38">n = fact(n);</text:span></text:p>
      <text:p text:style-name="P20"><text:tab/><text:tab/><text:tab/><text:span text:style-name="T38">return true;</text:span></text:p>
      <text:p text:style-name="P20"><text:tab/><text:tab/><text:span text:style-name="T38">} else {</text:span></text:p>
      <text:p text:style-name="P20"><text:tab/><text:tab/><text:tab/><text:span text:style-name="T38">return false;</text:span></text:p>
      <text:p text:style-name="P20"><text:tab/><text:tab/><text:span text:style-name="T38">};</text:span></text:p>
      <text:p text:style-name="P20"><text:tab/><text:span text:style-name="T38">}</text:span></text:p>
      <text:p text:style-name="P20"><text:tab/><text:span text:style-name="T42">print (runFact (ref n)) ? n : (-1);</text:span></text:p>
      <text:p text:style-name="P76">};</text:p>
      <text:p text:style-name="P77"/>
      <text:p text:style-name="P78">Inspiration</text:p>
      <text:p text:style-name="P78"/>
      <text:p text:style-name="P79">The language was inspired by one of the continuational semantics exercises that were done during the Programs’ Semantics and Verification cour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9:06:03.321684431</meta:creation-date>
    <dc:date>2018-04-09T20:40:31.245307767</dc:date>
    <meta:editing-duration>PT6H31M26S</meta:editing-duration>
    <meta:editing-cycles>98</meta:editing-cycles>
    <meta:generator>LibreOffice/5.4.5.1$Linux_X86_64 LibreOffice_project/40m0$Build-1</meta:generator>
    <meta:document-statistic meta:table-count="0" meta:image-count="0" meta:object-count="0" meta:page-count="3" meta:paragraph-count="128" meta:word-count="765" meta:character-count="3987" meta:non-whitespace-character-count="3233"/>
  </office:meta>
</office:document-meta>
</file>